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2a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11bdf8dcf5953e9a7f09a32b37ff1823e41648c243c19e643dc854fa143541c0bb0dfefda996d4297588126f35e7954f79228aa54e398b8ae71cc3172b01c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2T02:03:21</dc:date>
    <dc:creator>Yinuo Li</dc:creator>
    <meta:document-statistic meta:table-count="0" meta:image-count="0" meta:object-count="0" meta:page-count="1" meta:paragraph-count="1" meta:word-count="1" meta:character-count="128" meta:non-whitespace-character-count="128"/>
    <meta:generator>LibreOffice/4.0.4.2$Linux_X86_64 LibreOffice_project/400m0$Build-2</meta:generator>
  </office:meta>
</office:document-meta>
</file>